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200EF33C8C01DFF6AD5.png" manifest:media-type="image/png"/>
  <manifest:file-entry manifest:full-path="Pictures/10000201000001360000015F85FFBA12468891EA.png" manifest:media-type="image/png"/>
  <manifest:file-entry manifest:full-path="Pictures/1000020100000285000002C3B463B973B9C077FD.png" manifest:media-type="image/png"/>
  <manifest:file-entry manifest:full-path="Pictures/100002010000020000000200AA02E6A229514FA9.png" manifest:media-type="image/png"/>
  <manifest:file-entry manifest:full-path="Pictures/100002010000022E0000017DFEF8A35616A7A522.png" manifest:media-type="image/png"/>
  <manifest:file-entry manifest:full-path="Pictures/1000020100000275000001537D81A53EA7048C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draw:marker-start="Arrow" draw:marker-start-width="0.538cm" draw:marker-end="Arrow" draw:marker-end-width="0.538cm" draw:textarea-horizontal-align="center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081cm" svg:stroke-color="#0000ff" draw:marker-start="Arrow" draw:marker-start-width="0.421cm" draw:marker-end="Arrow" draw:marker-end-width="0.421cm" draw:textarea-horizontal-align="center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1.43cm" svg:height="7.804cm" svg:x="3.165cm" svg:y="12.487cm">
          <draw:image xlink:href="Pictures/100002010000022E0000017DFEF8A35616A7A522.png" xlink:type="simple" xlink:show="embed" xlink:actuate="onLoad">
            <text:p/>
          </draw:image>
        </draw:frame>
        <draw:line draw:style-name="gr2" draw:text-style-name="P1" draw:layer="layout" svg:x1="13.335cm" svg:y1="18.398cm" svg:x2="15.79cm" svg:y2="18.398cm">
          <text:p/>
        </draw:line>
        <draw:frame draw:style-name="gr1" draw:text-style-name="P1" draw:layer="layout" svg:width="5.705cm" svg:height="2.894cm" draw:transform="rotate (-1.5707963267949) translate (17.145cm 9.718cm)">
          <draw:image xlink:href="Pictures/1000020100000275000001537D81A53EA7048CF1.png" xlink:type="simple" xlink:show="embed" xlink:actuate="onLoad">
            <text:p/>
          </draw:image>
        </draw:frame>
        <draw:line draw:style-name="gr2" draw:text-style-name="P1" draw:layer="layout" svg:x1="13.34cm" svg:y1="15.993cm" svg:x2="15.875cm" svg:y2="15.358cm">
          <text:p/>
        </draw:line>
        <draw:frame draw:style-name="gr1" draw:text-style-name="P1" draw:layer="layout" svg:width="1.423cm" svg:height="1.56cm" draw:transform="rotate (-1.5707963267949) translate (22.146cm 17.632cm)">
          <draw:image xlink:href="Pictures/1000020100000285000002C3B463B973B9C077FD.png" xlink:type="simple" xlink:show="embed" xlink:actuate="onLoad">
            <text:p/>
          </draw:image>
        </draw:frame>
        <draw:frame draw:style-name="gr1" draw:text-style-name="P1" draw:layer="layout" svg:width="5.08cm" svg:height="5.08cm" draw:transform="rotate (-1.5707963267949) translate (20.655cm 15.923cm)">
          <draw:image xlink:href="Pictures/100002010000020000000200AA02E6A229514FA9.png" xlink:type="simple" xlink:show="embed" xlink:actuate="onLoad">
            <text:p/>
          </draw:image>
        </draw:frame>
        <draw:frame draw:style-name="gr1" draw:text-style-name="P1" draw:layer="layout" svg:width="3.925cm" svg:height="4.445cm" svg:x="23.35cm" svg:y="15.846cm">
          <draw:image xlink:href="Pictures/10000201000001360000015F85FFBA12468891EA.png" xlink:type="simple" xlink:show="embed" xlink:actuate="onLoad">
            <text:p/>
          </draw:image>
        </draw:frame>
        <draw:line draw:style-name="gr3" draw:text-style-name="P1" draw:layer="layout" svg:x1="22.005cm" svg:y1="18.298cm" svg:x2="23.505cm" svg:y2="18.298cm">
          <text:p/>
        </draw:line>
        <draw:frame draw:style-name="gr1" draw:text-style-name="P1" draw:layer="layout" svg:width="3.81cm" svg:height="3.81cm" svg:x="0.285cm" svg:y="17.128cm">
          <draw:image xlink:href="Pictures/100002010000020000000200EF33C8C01DFF6A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none" style:country-asian="none" style:font-name-complex="DejaVu 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8cm" fo:margin-bottom="1.299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meta:initial-creator>Scott Templer</meta:initial-creator>
    <meta:creation-date>2006-05-16T10:30:06</meta:creation-date>
    <dc:language>en-US</dc:language>
    <meta:editing-cycles>4</meta:editing-cycles>
    <meta:editing-duration>PT13M4S</meta:editing-duration>
    <dc:date>2017-10-09T23:37:55.390530043</dc:date>
    <meta:document-statistic meta:object-count="9"/>
    <meta:user-defined meta:name="Info 1"/>
    <meta:user-defined meta:name="Info 2"/>
    <meta:user-defined meta:name="Info 3"/>
    <meta:user-defined meta:name="Info 4"/>
  </office:meta>
</office:document-meta>
</file>